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24-03-1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21-03-10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20-03-19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9-03-0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8-03-2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7-03-13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6-03-02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5-03-1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4-03-06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3-03-06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2-03-08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1-03-04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10-03-03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9-03-04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7-03-2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6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200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9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9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9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9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8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8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8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776" calcext:value-type="float">
            <text:p>-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8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296" calcext:value-type="float">
            <text:p>-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032" calcext:value-type="float">
            <text:p>-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7552" calcext:value-type="float">
            <text:p>-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4024" calcext:value-type="float">
            <text:p>-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5192" calcext:value-type="float">
            <text:p>-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8072" calcext:value-type="float">
            <text:p>-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8928" calcext:value-type="float">
            <text:p>-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1976" calcext:value-type="float">
            <text:p>-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6736" calcext:value-type="float">
            <text:p>-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5296" calcext:value-type="float">
            <text:p>-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7008" calcext:value-type="float">
            <text:p>-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7864" calcext:value-type="float">
            <text:p>-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9576" calcext:value-type="float">
            <text:p>-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136" calcext:value-type="float">
            <text:p>-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1392" calcext:value-type="float">
            <text:p>-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0368" calcext:value-type="float">
            <text:p>-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5984" calcext:value-type="float">
            <text:p>-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4648" calcext:value-type="float">
            <text:p>-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6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684" calcext:value-type="float">
            <text:p>-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8552" calcext:value-type="float">
            <text:p>-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3792" calcext:value-type="float">
            <text:p>-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2456" calcext:value-type="float">
            <text:p>-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444" calcext:value-type="float">
            <text:p>-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1872" calcext:value-type="float">
            <text:p>-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4648" calcext:value-type="float">
            <text:p>-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5504" calcext:value-type="float">
            <text:p>-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6944" calcext:value-type="float">
            <text:p>-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2184" calcext:value-type="float">
            <text:p>-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0848" calcext:value-type="float">
            <text:p>-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9512" calcext:value-type="float">
            <text:p>-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8" calcext:value-type="float">
            <text:p>-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1704" calcext:value-type="float">
            <text:p>-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8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6464" calcext:value-type="float">
            <text:p>-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7592" calcext:value-type="float">
            <text:p>-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3688" calcext:value-type="float">
            <text:p>-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4168" calcext:value-type="float">
            <text:p>-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0472" calcext:value-type="float">
            <text:p>-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896" calcext:value-type="float">
            <text:p>-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7968" calcext:value-type="float">
            <text:p>-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8" calcext:value-type="float">
            <text:p>-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24" calcext:value-type="float">
            <text:p>-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6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7424" calcext:value-type="float">
            <text:p>-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5608" calcext:value-type="float">
            <text:p>-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84376" calcext:value-type="float">
            <text:p>-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1912" calcext:value-type="float">
            <text:p>-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7528" calcext:value-type="float">
            <text:p>-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02" calcext:value-type="float">
            <text:p>-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2664" calcext:value-type="float">
            <text:p>-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9032" calcext:value-type="float">
            <text:p>-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992" calcext:value-type="float">
            <text:p>-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3896" calcext:value-type="float">
            <text:p>-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4208" calcext:value-type="float">
            <text:p>-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164" calcext:value-type="float">
            <text:p>-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4688" calcext:value-type="float">
            <text:p>-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16024" calcext:value-type="float">
            <text:p>-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2872" calcext:value-type="float">
            <text:p>-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3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8592" calcext:value-type="float">
            <text:p>-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23112053301</text:p>
          </table:table-cell>
          <table:table-cell office:value-type="string" calcext:value-type="string">
            <text:p>195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